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81D41A"/>
    </style:style>
    <style:style style:name="ce6" style:family="table-cell" style:parent-style-name="Default" style:data-style-name="N0">
      <style:table-cell-properties fo:background-color="#C9211E"/>
    </style:style>
    <style:style style:name="ce7" style:family="table-cell" style:parent-style-name="Default" style:data-style-name="N36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9" style:family="table-cell" style:parent-style-name="Default" style:data-style-name="N39"/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39">
      <style:table-cell-properties fo:background-color="#FF0000"/>
    </style:style>
    <style:style style:name="ce12" style:family="table-cell" style:parent-style-name="Default" style:data-style-name="N0">
      <style:table-cell-properties fo:background-color="#FF0000"/>
    </style:style>
    <style:style style:name="ce13" style:family="table-cell" style:parent-style-name="Default" style:data-style-name="N0">
      <style:table-cell-properties fo:background-color="#FF0000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FF0000"/>
    </style:style>
    <style:style style:name="ce15" style:family="table-cell" style:parent-style-name="Default" style:data-style-name="N36">
      <style:table-cell-properties fo:background-color="#FF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6.905625cm"/>
    </style:style>
    <style:style style:name="co2" style:family="table-column">
      <style:table-column-properties fo:break-before="auto" style:column-width="9.181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62" table:default-cell-style-name="ce4"/>
        <table:table-column table:style-name="co4" table:number-columns-repeated="16320" table:default-cell-style-name="ce1"/>
        <table:table-row table:style-name="ro1">
          <table:table-cell office:value-type="string" table:style-name="ce2">
            <text:p>sensors_ball_seen_half_angle [-]</text:p>
          </table:table-cell>
          <table:table-cell office:value-type="string" table:style-name="ce3">
            <text:p>distance centre robot → centre balle [cm]</text:p>
          </table:table-cell>
          <table:table-cell office:value-type="string" table:style-name="ce3">
            <text:p>distance computed [epuck units]</text:p>
          </table:table-cell>
          <table:table-cell table:style-name="ce3"/>
          <table:table-cell office:value-type="string" table:style-name="ce3">
            <text:p>incertitudes [mm]</text:p>
          </table:table-cell>
          <table:table-cell office:value-type="string" table:style-name="ce3">
            <text:p>succès</text:p>
          </table:table-cell>
          <table:table-cell office:value-type="string" table:style-name="ce3">
            <text:p>info orientation</text:p>
          </table:table-cell>
          <table:table-cell table:style-name="ce4"/>
          <table:table-cell office:value-type="string" table:style-name="ce4">
            <text:p>Error ratio</text:p>
          </table:table-cell>
          <table:table-cell office:value-type="string" table:style-name="ce4">
            <text:p>Calculated correction factor</text:p>
          </table:table-cell>
          <table:table-cell office:value-type="string" table:style-name="ce4">
            <text:p>Corrected distance [cm]</text:p>
          </table:table-cell>
          <table:table-cell table:number-columns-repeated="53" table:style-name="ce4"/>
          <table:table-cell table:number-columns-repeated="1632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4.5" table:style-name="ce1">
            <text:p>24.5</text:p>
          </table:table-cell>
          <table:table-cell office:value-type="float" office:value="1817" table:style-name="ce1">
            <text:p>1817</text:p>
          </table:table-cell>
          <table:table-cell office:value-type="float" office:value="23.40296" table:formula="of:=[.C2]*0.1288/10" table:style-name="ce9">
            <text:p>23.4</text:p>
          </table:table-cell>
          <table:table-cell office:value-type="float" office:value="5" table:style-name="ce1">
            <text:p>5</text:p>
          </table:table-cell>
          <table:table-cell office:value-type="string" table:style-name="ce5">
            <text:p>oui</text:p>
          </table:table-cell>
          <table:table-cell office:value-type="string" table:style-name="ce4">
            <text:p>Est → Ouest</text:p>
          </table:table-cell>
          <table:table-cell table:style-name="ce4"/>
          <table:table-cell office:value-type="float" office:value="1.0468761216529874" table:formula="of:=[Feuille1.$B2]/[Feuille1.$D2]" table:style-name="ce4">
            <text:p>1.046876122</text:p>
          </table:table-cell>
          <table:table-cell office:value-type="float" office:value="0.93708999999999998" table:formula="of:=0.9916-0.00003*[Feuille1.$C2]" table:style-name="ce4">
            <text:p>0.93709</text:p>
          </table:table-cell>
          <table:table-cell office:value-type="float" office:value="21.930679786399999" table:formula="of:=[Feuille1.$D2]*[.J2]" table:style-name="ce4">
            <text:p>21.93067979</text:p>
          </table:table-cell>
          <table:table-cell table:number-columns-repeated="53" table:style-name="ce4"/>
          <table:table-cell table:number-columns-repeated="1632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4" table:style-name="ce1">
            <text:p>24</text:p>
          </table:table-cell>
          <table:table-cell office:value-type="float" office:value="1774" table:style-name="ce1">
            <text:p>1774</text:p>
          </table:table-cell>
          <table:table-cell office:value-type="float" office:value="22.849119999999999" table:formula="of:=[.C3]*0.1288/10" table:style-name="ce9">
            <text:p>22.8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oui</text:p>
          </table:table-cell>
          <table:table-cell office:value-type="string" table:style-name="ce4">
            <text:p>Est → Ouest</text:p>
          </table:table-cell>
          <table:table-cell table:style-name="ce4"/>
          <table:table-cell office:value-type="float" office:value="1.0503686794064717" table:formula="of:=[Feuille1.$B3]/[Feuille1.$D3]" table:style-name="ce4">
            <text:p>1.050368679</text:p>
          </table:table-cell>
          <table:table-cell office:value-type="float" office:value="0.93837999999999999" table:formula="of:=0.9916-0.00003*[Feuille1.$C3]" table:style-name="ce4">
            <text:p>0.93838</text:p>
          </table:table-cell>
          <table:table-cell office:value-type="float" office:value="21.441157225599998" table:formula="of:=[Feuille1.$D3]*[.J3]" table:style-name="ce4">
            <text:p>21.44115723</text:p>
          </table:table-cell>
          <table:table-cell table:number-columns-repeated="53" table:style-name="ce4"/>
          <table:table-cell table:number-columns-repeated="1632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4" table:style-name="ce1">
            <text:p>24</text:p>
          </table:table-cell>
          <table:table-cell office:value-type="float" office:value="1763" table:style-name="ce1">
            <text:p>1763</text:p>
          </table:table-cell>
          <table:table-cell office:value-type="float" office:value="22.707439999999998" table:formula="of:=[.C4]*0.1288/10" table:style-name="ce9">
            <text:p>22.7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oui</text:p>
          </table:table-cell>
          <table:table-cell office:value-type="string" table:style-name="ce4">
            <text:p>Sud → Nord</text:p>
          </table:table-cell>
          <table:table-cell table:style-name="ce4"/>
          <table:table-cell office:value-type="float" office:value="1.0569223126869431" table:formula="of:=[Feuille1.$B4]/[Feuille1.$D4]" table:style-name="ce4">
            <text:p>1.056922313</text:p>
          </table:table-cell>
          <table:table-cell office:value-type="float" office:value="0.93871000000000004" table:formula="of:=0.9916-0.00003*[Feuille1.$C4]" table:style-name="ce4">
            <text:p>0.93871</text:p>
          </table:table-cell>
          <table:table-cell office:value-type="float" office:value="21.315701002400001" table:formula="of:=[Feuille1.$D4]*[.J4]" table:style-name="ce4">
            <text:p>21.315701</text:p>
          </table:table-cell>
          <table:table-cell table:number-columns-repeated="53" table:style-name="ce4"/>
          <table:table-cell table:number-columns-repeated="1632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3421" table:style-name="ce1">
            <text:p>3421</text:p>
          </table:table-cell>
          <table:table-cell office:value-type="float" office:value="44.062480000000001" table:formula="of:=[.C5]*0.1288/10" table:style-name="ce9">
            <text:p>44.1</text:p>
          </table:table-cell>
          <table:table-cell office:value-type="float" office:value="5" table:style-name="ce1">
            <text:p>5</text:p>
          </table:table-cell>
          <table:table-cell office:value-type="string" table:style-name="ce6">
            <text:p>non</text:p>
          </table:table-cell>
          <table:table-cell office:value-type="string" table:style-name="ce4">
            <text:p>Est → Ouest</text:p>
          </table:table-cell>
          <table:table-cell table:style-name="ce4"/>
          <table:table-cell office:value-type="float" office:value="0.82156065659490796" table:formula="of:=[Feuille1.$B5]/[Feuille1.$D5]" table:style-name="ce4">
            <text:p>0.821560657</text:p>
          </table:table-cell>
          <table:table-cell office:value-type="float" office:value="0.88897000000000004" table:formula="of:=0.9916-0.00003*[Feuille1.$C5]" table:style-name="ce4">
            <text:p>0.88897</text:p>
          </table:table-cell>
          <table:table-cell office:value-type="float" office:value="39.170222845600001" table:formula="of:=[Feuille1.$D5]*[.J5]" table:style-name="ce4">
            <text:p>39.17022285</text:p>
          </table:table-cell>
          <table:table-cell table:number-columns-repeated="53" table:style-name="ce4"/>
          <table:table-cell table:number-columns-repeated="16320"/>
        </table:table-row>
        <table:table-row table:style-name="ro1">
          <table:table-cell office:value-type="float" office:value="75" table:style-name="ce10">
            <text:p>75</text:p>
          </table:table-cell>
          <table:table-cell office:value-type="float" office:value="42" table:style-name="ce10">
            <text:p>42</text:p>
          </table:table-cell>
          <table:table-cell office:value-type="float" office:value="3503" table:style-name="ce10">
            <text:p>3503</text:p>
          </table:table-cell>
          <table:table-cell office:value-type="float" office:value="45.118639999999999" table:formula="of:=[.C6]*0.1288/10" table:style-name="ce11">
            <text:p>45.1</text:p>
          </table:table-cell>
          <table:table-cell office:value-type="float" office:value="4" table:style-name="ce10">
            <text:p>4</text:p>
          </table:table-cell>
          <table:table-cell office:value-type="string" table:style-name="ce12">
            <text:p>non</text:p>
          </table:table-cell>
          <table:table-cell office:value-type="string" table:style-name="ce13">
            <text:p>Est → Ouest</text:p>
          </table:table-cell>
          <table:table-cell table:style-name="ce13"/>
          <table:table-cell office:value-type="float" office:value="0.93087912224304636" table:formula="of:=[Feuille1.$B6]/[Feuille1.$D6]" table:style-name="ce13">
            <text:p>0.930879122</text:p>
          </table:table-cell>
          <table:table-cell office:value-type="float" office:value="0.88651000000000002" table:formula="of:=0.9916-0.00003*[Feuille1.$C6]" table:style-name="ce13">
            <text:p>0.88651</text:p>
          </table:table-cell>
          <table:table-cell office:value-type="float" office:value="39.998125546399997" table:formula="of:=[Feuille1.$D6]*[.J6]" table:style-name="ce13">
            <text:p>39.99812555</text:p>
          </table:table-cell>
          <table:table-cell table:number-columns-repeated="53" table:style-name="ce13"/>
          <table:table-cell table:number-columns-repeated="16320" table:style-name="ce10"/>
        </table:table-row>
        <table:table-row table:style-name="ro1">
          <table:table-cell office:value-type="float" office:value="47" table:style-name="ce10">
            <text:p>47</text:p>
          </table:table-cell>
          <table:table-cell office:value-type="float" office:value="48" table:style-name="ce10">
            <text:p>48</text:p>
          </table:table-cell>
          <table:table-cell office:value-type="float" office:value="3503" table:style-name="ce10">
            <text:p>3503</text:p>
          </table:table-cell>
          <table:table-cell office:value-type="float" office:value="45.118639999999999" table:formula="of:=[.C7]*0.1288/10" table:style-name="ce11">
            <text:p>45.1</text:p>
          </table:table-cell>
          <table:table-cell office:value-type="float" office:value="4" table:style-name="ce10">
            <text:p>4</text:p>
          </table:table-cell>
          <table:table-cell office:value-type="string" table:style-name="ce14">
            <text:p>oui</text:p>
          </table:table-cell>
          <table:table-cell office:value-type="string" table:style-name="ce13">
            <text:p>Est → Ouest</text:p>
          </table:table-cell>
          <table:table-cell table:style-name="ce13"/>
          <table:table-cell office:value-type="float" office:value="1.063861853992053" table:formula="of:=[Feuille1.$B7]/[Feuille1.$D7]" table:style-name="ce13">
            <text:p>1.063861854</text:p>
          </table:table-cell>
          <table:table-cell office:value-type="float" office:value="0.88651000000000002" table:formula="of:=0.9916-0.00003*[Feuille1.$C7]" table:style-name="ce13">
            <text:p>0.88651</text:p>
          </table:table-cell>
          <table:table-cell office:value-type="float" office:value="39.998125546399997" table:formula="of:=[Feuille1.$D7]*[.J7]" table:style-name="ce13">
            <text:p>39.99812555</text:p>
          </table:table-cell>
          <table:table-cell table:number-columns-repeated="53" table:style-name="ce13"/>
          <table:table-cell table:number-columns-repeated="16320" table:style-name="ce10"/>
        </table:table-row>
        <table:table-row table:style-name="ro1">
          <table:table-cell office:value-type="float" office:value="71" table:style-name="ce10">
            <text:p>71</text:p>
          </table:table-cell>
          <table:table-cell office:value-type="float" office:value="43.2" table:style-name="ce10">
            <text:p>43.2</text:p>
          </table:table-cell>
          <table:table-cell office:value-type="float" office:value="3503" table:style-name="ce10">
            <text:p>3503</text:p>
          </table:table-cell>
          <table:table-cell office:value-type="float" office:value="45.118639999999999" table:formula="of:=[.C8]*0.1288/10" table:style-name="ce11">
            <text:p>45.1</text:p>
          </table:table-cell>
          <table:table-cell office:value-type="float" office:value="4" table:style-name="ce10">
            <text:p>4</text:p>
          </table:table-cell>
          <table:table-cell office:value-type="string" table:style-name="ce12">
            <text:p>non</text:p>
          </table:table-cell>
          <table:table-cell office:value-type="string" table:style-name="ce13">
            <text:p>Sud-est → Nord-ouest</text:p>
          </table:table-cell>
          <table:table-cell table:style-name="ce13"/>
          <table:table-cell office:value-type="float" office:value="0.95747566859284772" table:formula="of:=[Feuille1.$B8]/[Feuille1.$D8]" table:style-name="ce13">
            <text:p>0.957475669</text:p>
          </table:table-cell>
          <table:table-cell office:value-type="float" office:value="0.88651000000000002" table:formula="of:=0.9916-0.00003*[Feuille1.$C8]" table:style-name="ce13">
            <text:p>0.88651</text:p>
          </table:table-cell>
          <table:table-cell office:value-type="float" office:value="39.998125546399997" table:formula="of:=[Feuille1.$D8]*[.J8]" table:style-name="ce13">
            <text:p>39.99812555</text:p>
          </table:table-cell>
          <table:table-cell table:number-columns-repeated="53" table:style-name="ce13"/>
          <table:table-cell table:number-columns-repeated="16320" table:style-name="ce1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10" table:style-name="ce1">
            <text:p>10</text:p>
          </table:table-cell>
          <table:table-cell office:value-type="float" office:value="1117" table:style-name="ce1">
            <text:p>1117</text:p>
          </table:table-cell>
          <table:table-cell office:value-type="float" office:value="14.386959999999998" table:formula="of:=[.C9]*0.1288/10" table:style-name="ce9">
            <text:p>14.4</text:p>
          </table:table-cell>
          <table:table-cell office:value-type="float" office:value="3" table:style-name="ce1">
            <text:p>3</text:p>
          </table:table-cell>
          <table:table-cell office:value-type="string" table:style-name="ce6">
            <text:p>non</text:p>
          </table:table-cell>
          <table:table-cell office:value-type="string" table:style-name="ce4">
            <text:p>Est → Ouest</text:p>
          </table:table-cell>
          <table:table-cell table:style-name="ce4"/>
          <table:table-cell office:value-type="float" office:value="0.69507387245116414" table:formula="of:=[Feuille1.$B9]/[Feuille1.$D9]" table:style-name="ce4">
            <text:p>0.695073872</text:p>
          </table:table-cell>
          <table:table-cell office:value-type="float" office:value="0.95809" table:formula="of:=0.9916-0.00003*[Feuille1.$C9]" table:style-name="ce4">
            <text:p>0.95809</text:p>
          </table:table-cell>
          <table:table-cell office:value-type="float" office:value="13.784002506399998" table:formula="of:=[Feuille1.$D9]*[.J9]" table:style-name="ce4">
            <text:p>13.78400251</text:p>
          </table:table-cell>
          <table:table-cell table:number-columns-repeated="53" table:style-name="ce4"/>
          <table:table-cell table:number-columns-repeated="1632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10" table:style-name="ce1">
            <text:p>10</text:p>
          </table:table-cell>
          <table:table-cell office:value-type="float" office:value="866" table:style-name="ce1">
            <text:p>866</text:p>
          </table:table-cell>
          <table:table-cell office:value-type="float" office:value="11.15408" table:formula="of:=[.C10]*0.1288/10" table:style-name="ce9">
            <text:p>11.2</text:p>
          </table:table-cell>
          <table:table-cell office:value-type="float" office:value="5" table:style-name="ce1">
            <text:p>5</text:p>
          </table:table-cell>
          <table:table-cell office:value-type="string" table:style-name="ce6">
            <text:p>non</text:p>
          </table:table-cell>
          <table:table-cell office:value-type="string" table:style-name="ce4">
            <text:p>Est → Ouest</text:p>
          </table:table-cell>
          <table:table-cell table:style-name="ce4"/>
          <table:table-cell office:value-type="float" office:value="0.89653292786137451" table:formula="of:=[Feuille1.$B10]/[Feuille1.$D10]" table:style-name="ce4">
            <text:p>0.896532928</text:p>
          </table:table-cell>
          <table:table-cell office:value-type="float" office:value="0.96562000000000003" table:formula="of:=0.9916-0.00003*[Feuille1.$C10]" table:style-name="ce4">
            <text:p>0.96562</text:p>
          </table:table-cell>
          <table:table-cell office:value-type="float" office:value="10.7706027296" table:formula="of:=[Feuille1.$D10]*[.J10]" table:style-name="ce4">
            <text:p>10.77060273</text:p>
          </table:table-cell>
          <table:table-cell table:number-columns-repeated="53" table:style-name="ce4"/>
          <table:table-cell table:number-columns-repeated="1632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8" table:style-name="ce1">
            <text:p>18</text:p>
          </table:table-cell>
          <table:table-cell office:value-type="float" office:value="1370" table:style-name="ce1">
            <text:p>1370</text:p>
          </table:table-cell>
          <table:table-cell office:value-type="float" office:value="17.645599999999998" table:formula="of:=[.C11]*0.1288/10" table:style-name="ce9">
            <text:p>17.6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oui</text:p>
          </table:table-cell>
          <table:table-cell office:value-type="string" table:style-name="ce4">
            <text:p>Est → Ouest</text:p>
          </table:table-cell>
          <table:table-cell table:style-name="ce4"/>
          <table:table-cell office:value-type="float" office:value="1.0200843269710298" table:formula="of:=[Feuille1.$B11]/[Feuille1.$D11]" table:style-name="ce4">
            <text:p>1.020084327</text:p>
          </table:table-cell>
          <table:table-cell office:value-type="float" office:value="0.95050000000000001" table:formula="of:=0.9916-0.00003*[Feuille1.$C11]" table:style-name="ce4">
            <text:p>0.9505</text:p>
          </table:table-cell>
          <table:table-cell office:value-type="float" office:value="16.772142799999997" table:formula="of:=[Feuille1.$D11]*[.J11]" table:style-name="ce4">
            <text:p>16.7721428</text:p>
          </table:table-cell>
          <table:table-cell table:number-columns-repeated="2" table:style-name="ce4"/>
          <table:table-cell table:style-name="ce7"/>
          <table:table-cell table:style-name="ce4"/>
          <table:table-cell table:style-name="ce8"/>
          <table:table-cell table:number-columns-repeated="48" table:style-name="ce4"/>
          <table:table-cell table:number-columns-repeated="1632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6" table:style-name="ce1">
            <text:p>16</text:p>
          </table:table-cell>
          <table:table-cell office:value-type="float" office:value="1208" table:style-name="ce1">
            <text:p>1208</text:p>
          </table:table-cell>
          <table:table-cell office:value-type="float" office:value="15.55904" table:formula="of:=[.C12]*0.1288/10" table:style-name="ce9">
            <text:p>15.6</text:p>
          </table:table-cell>
          <table:table-cell office:value-type="float" office:value="7" table:style-name="ce1">
            <text:p>7</text:p>
          </table:table-cell>
          <table:table-cell office:value-type="string" table:style-name="ce5">
            <text:p>oui</text:p>
          </table:table-cell>
          <table:table-cell office:value-type="string" table:style-name="ce4">
            <text:p>Sud → Nord</text:p>
          </table:table-cell>
          <table:table-cell table:style-name="ce4"/>
          <table:table-cell office:value-type="float" office:value="1.0283410801694706" table:formula="of:=[Feuille1.$B12]/[Feuille1.$D12]" table:style-name="ce4">
            <text:p>1.02834108</text:p>
          </table:table-cell>
          <table:table-cell office:value-type="float" office:value="0.95535999999999999" table:formula="of:=0.9916-0.00003*[Feuille1.$C12]" table:style-name="ce4">
            <text:p>0.95536</text:p>
          </table:table-cell>
          <table:table-cell office:value-type="float" office:value="14.864484454399999" table:formula="of:=[Feuille1.$D12]*[.J12]" table:style-name="ce4">
            <text:p>14.86448445</text:p>
          </table:table-cell>
          <table:table-cell table:number-columns-repeated="2" table:style-name="ce4"/>
          <table:table-cell table:style-name="ce7"/>
          <table:table-cell table:style-name="ce4"/>
          <table:table-cell table:style-name="ce8"/>
          <table:table-cell table:number-columns-repeated="48" table:style-name="ce4"/>
          <table:table-cell table:number-columns-repeated="16320"/>
        </table:table-row>
        <table:table-row table:style-name="ro1">
          <table:table-cell office:value-type="float" office:value="40" table:style-name="ce10">
            <text:p>40</text:p>
          </table:table-cell>
          <table:table-cell office:value-type="float" office:value="48" table:style-name="ce10">
            <text:p>48</text:p>
          </table:table-cell>
          <table:table-cell office:value-type="float" office:value="3503" table:style-name="ce10">
            <text:p>3503</text:p>
          </table:table-cell>
          <table:table-cell office:value-type="float" office:value="45.118639999999999" table:formula="of:=[.C13]*0.1288/10" table:style-name="ce11">
            <text:p>45.1</text:p>
          </table:table-cell>
          <table:table-cell office:value-type="float" office:value="3" table:style-name="ce10">
            <text:p>3</text:p>
          </table:table-cell>
          <table:table-cell office:value-type="string" table:style-name="ce14">
            <text:p>oui</text:p>
          </table:table-cell>
          <table:table-cell office:value-type="string" table:style-name="ce13">
            <text:p>Sud → Nord</text:p>
          </table:table-cell>
          <table:table-cell table:style-name="ce13"/>
          <table:table-cell office:value-type="float" office:value="1.063861853992053" table:formula="of:=[Feuille1.$B13]/[Feuille1.$D13]" table:style-name="ce13">
            <text:p>1.063861854</text:p>
          </table:table-cell>
          <table:table-cell office:value-type="float" office:value="0.88651000000000002" table:formula="of:=0.9916-0.00003*[Feuille1.$C13]" table:style-name="ce13">
            <text:p>0.88651</text:p>
          </table:table-cell>
          <table:table-cell office:value-type="float" office:value="39.998125546399997" table:formula="of:=[Feuille1.$D13]*[.J13]" table:style-name="ce13">
            <text:p>39.99812555</text:p>
          </table:table-cell>
          <table:table-cell table:number-columns-repeated="2" table:style-name="ce13"/>
          <table:table-cell table:style-name="ce15"/>
          <table:table-cell table:number-columns-repeated="50" table:style-name="ce13"/>
          <table:table-cell table:number-columns-repeated="16320" table:style-name="ce1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6" table:style-name="ce1">
            <text:p>26</text:p>
          </table:table-cell>
          <table:table-cell office:value-type="float" office:value="2432" table:style-name="ce1">
            <text:p>2432</text:p>
          </table:table-cell>
          <table:table-cell office:value-type="float" office:value="31.324159999999999" table:formula="of:=[.C14]*0.1288/10" table:style-name="ce9">
            <text:p>31.3</text:p>
          </table:table-cell>
          <table:table-cell office:value-type="float" office:value="3" table:style-name="ce1">
            <text:p>3</text:p>
          </table:table-cell>
          <table:table-cell office:value-type="string" table:style-name="ce6">
            <text:p>non</text:p>
          </table:table-cell>
          <table:table-cell office:value-type="string" table:style-name="ce4">
            <text:p>Sud → Nord</text:p>
          </table:table-cell>
          <table:table-cell table:style-name="ce4"/>
          <table:table-cell office:value-type="float" office:value="0.83003023864007852" table:formula="of:=[Feuille1.$B14]/[Feuille1.$D14]" table:style-name="ce4">
            <text:p>0.830030239</text:p>
          </table:table-cell>
          <table:table-cell office:value-type="float" office:value="0.91864000000000001" table:formula="of:=0.9916-0.00003*[Feuille1.$C14]" table:style-name="ce4">
            <text:p>0.91864</text:p>
          </table:table-cell>
          <table:table-cell office:value-type="float" office:value="28.775626342399999" table:formula="of:=[Feuille1.$D14]*[.J14]" table:style-name="ce4">
            <text:p>28.77562634</text:p>
          </table:table-cell>
          <table:table-cell table:number-columns-repeated="2" table:style-name="ce4"/>
          <table:table-cell table:style-name="ce7"/>
          <table:table-cell table:style-name="ce4"/>
          <table:table-cell table:style-name="ce8"/>
          <table:table-cell table:number-columns-repeated="48" table:style-name="ce4"/>
          <table:table-cell table:number-columns-repeated="16320"/>
        </table:table-row>
        <table:table-row table:style-name="ro1">
          <table:table-cell office:value-type="float" office:value="67" table:style-name="ce10">
            <text:p>67</text:p>
          </table:table-cell>
          <table:table-cell office:value-type="float" office:value="42.5" table:style-name="ce10">
            <text:p>42.5</text:p>
          </table:table-cell>
          <table:table-cell office:value-type="float" office:value="3503" table:style-name="ce10">
            <text:p>3503</text:p>
          </table:table-cell>
          <table:table-cell office:value-type="float" office:value="45.118639999999999" table:formula="of:=[.C15]*0.1288/10" table:style-name="ce11">
            <text:p>45.1</text:p>
          </table:table-cell>
          <table:table-cell office:value-type="float" office:value="5" table:style-name="ce10">
            <text:p>5</text:p>
          </table:table-cell>
          <table:table-cell office:value-type="string" table:style-name="ce12">
            <text:p>non</text:p>
          </table:table-cell>
          <table:table-cell office:value-type="string" table:style-name="ce13">
            <text:p>Est → Ouest</text:p>
          </table:table-cell>
          <table:table-cell table:style-name="ce13"/>
          <table:table-cell office:value-type="float" office:value="0.9419610165554636" table:formula="of:=[Feuille1.$B15]/[Feuille1.$D15]" table:style-name="ce13">
            <text:p>0.941961017</text:p>
          </table:table-cell>
          <table:table-cell office:value-type="float" office:value="0.88651000000000002" table:formula="of:=0.9916-0.00003*[Feuille1.$C15]" table:style-name="ce13">
            <text:p>0.88651</text:p>
          </table:table-cell>
          <table:table-cell office:value-type="float" office:value="39.998125546399997" table:formula="of:=[Feuille1.$D15]*[.J15]" table:style-name="ce13">
            <text:p>39.99812555</text:p>
          </table:table-cell>
          <table:table-cell table:number-columns-repeated="2" table:style-name="ce4"/>
          <table:table-cell table:style-name="ce7"/>
          <table:table-cell table:style-name="ce4"/>
          <table:table-cell table:style-name="ce8"/>
          <table:table-cell table:number-columns-repeated="48" table:style-name="ce4"/>
          <table:table-cell table:number-columns-repeated="1632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4" table:style-name="ce1">
            <text:p>24</text:p>
          </table:table-cell>
          <table:table-cell office:value-type="float" office:value="1852" table:style-name="ce1">
            <text:p>1852</text:p>
          </table:table-cell>
          <table:table-cell office:value-type="float" office:value="23.853760000000001" table:formula="of:=[.C16]*0.1288/10" table:style-name="ce9">
            <text:p>23.9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oui</text:p>
          </table:table-cell>
          <table:table-cell office:value-type="string" table:style-name="ce4">
            <text:p>Nord → Sud</text:p>
          </table:table-cell>
          <table:table-cell table:style-name="ce4"/>
          <table:table-cell office:value-type="float" office:value="1.0061306896690501" table:formula="of:=[Feuille1.$B16]/[Feuille1.$D16]" table:style-name="ce4">
            <text:p>1.00613069</text:p>
          </table:table-cell>
          <table:table-cell office:value-type="float" office:value="0.93603999999999998" table:formula="of:=0.9916-0.00003*[Feuille1.$C16]" table:style-name="ce4">
            <text:p>0.93604</text:p>
          </table:table-cell>
          <table:table-cell office:value-type="float" office:value="22.328073510399999" table:formula="of:=[Feuille1.$D16]*[.J16]" table:style-name="ce4">
            <text:p>22.32807351</text:p>
          </table:table-cell>
          <table:table-cell table:number-columns-repeated="2" table:style-name="ce4"/>
          <table:table-cell table:style-name="ce7"/>
          <table:table-cell table:style-name="ce4"/>
          <table:table-cell table:style-name="ce8"/>
          <table:table-cell table:number-columns-repeated="48" table:style-name="ce4"/>
          <table:table-cell table:number-columns-repeated="1632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4" table:style-name="ce1">
            <text:p>24</text:p>
          </table:table-cell>
          <table:table-cell office:value-type="float" office:value="2030" table:style-name="ce1">
            <text:p>2030</text:p>
          </table:table-cell>
          <table:table-cell office:value-type="float" office:value="26.1464" table:formula="of:=[.C17]*0.1288/10" table:style-name="ce9">
            <text:p>26.1</text:p>
          </table:table-cell>
          <table:table-cell table:style-name="ce1"/>
          <table:table-cell office:value-type="string" table:style-name="ce6">
            <text:p>non</text:p>
          </table:table-cell>
          <table:table-cell office:value-type="string" table:style-name="ce4">
            <text:p>Sud → Nord</text:p>
          </table:table-cell>
          <table:table-cell table:style-name="ce4"/>
          <table:table-cell office:value-type="float" office:value="0.91790839274240432" table:formula="of:=[Feuille1.$B17]/[Feuille1.$D17]" table:style-name="ce4">
            <text:p>0.917908393</text:p>
          </table:table-cell>
          <table:table-cell office:value-type="float" office:value="0.93070000000000008" table:formula="of:=0.9916-0.00003*[Feuille1.$C17]" table:style-name="ce4">
            <text:p>0.9307</text:p>
          </table:table-cell>
          <table:table-cell office:value-type="float" office:value="24.334454480000002" table:formula="of:=[Feuille1.$D17]*[.J17]" table:style-name="ce4">
            <text:p>24.33445448</text:p>
          </table:table-cell>
          <table:table-cell table:number-columns-repeated="2" table:style-name="ce4"/>
          <table:table-cell table:style-name="ce7"/>
          <table:table-cell table:style-name="ce4"/>
          <table:table-cell table:style-name="ce8"/>
          <table:table-cell table:number-columns-repeated="16368"/>
        </table:table-row>
        <table:table-row table:style-name="ro1">
          <table:table-cell office:value-type="float" office:value="44" table:style-name="ce10">
            <text:p>44</text:p>
          </table:table-cell>
          <table:table-cell office:value-type="float" office:value="37" table:style-name="ce10">
            <text:p>37</text:p>
          </table:table-cell>
          <table:table-cell office:value-type="float" office:value="3503" table:style-name="ce10">
            <text:p>3503</text:p>
          </table:table-cell>
          <table:table-cell office:value-type="float" office:value="45.118639999999999" table:formula="of:=[.C18]*0.1288/10" table:style-name="ce11">
            <text:p>45.1</text:p>
          </table:table-cell>
          <table:table-cell office:value-type="float" office:value="10" table:style-name="ce10">
            <text:p>10</text:p>
          </table:table-cell>
          <table:table-cell office:value-type="string" table:style-name="ce12">
            <text:p>non</text:p>
          </table:table-cell>
          <table:table-cell office:value-type="string" table:style-name="ce13">
            <text:p>Sud-est → Nord-ouest</text:p>
          </table:table-cell>
          <table:table-cell table:style-name="ce13"/>
          <table:table-cell office:value-type="float" office:value="0.82006017911887419" table:formula="of:=[Feuille1.$B18]/[Feuille1.$D18]" table:style-name="ce13">
            <text:p>0.820060179</text:p>
          </table:table-cell>
          <table:table-cell office:value-type="float" office:value="0.88651000000000002" table:formula="of:=0.9916-0.00003*[Feuille1.$C18]" table:style-name="ce13">
            <text:p>0.88651</text:p>
          </table:table-cell>
          <table:table-cell office:value-type="float" office:value="39.998125546399997" table:formula="of:=[Feuille1.$D18]*[.J18]" table:style-name="ce13">
            <text:p>39.99812555</text:p>
          </table:table-cell>
          <table:table-cell table:number-columns-repeated="2" table:style-name="ce4"/>
          <table:table-cell table:style-name="ce7"/>
          <table:table-cell table:style-name="ce4"/>
          <table:table-cell table:style-name="ce8"/>
          <table:table-cell table:number-columns-repeated="16368"/>
        </table:table-row>
        <table:table-row table:style-name="ro1">
          <table:table-cell table:number-columns-repeated="6" table:style-name="ce1"/>
          <table:table-cell table:number-columns-repeated="7" table:style-name="ce4"/>
          <table:table-cell table:style-name="ce7"/>
          <table:table-cell table:style-name="ce4"/>
          <table:table-cell table:style-name="ce8"/>
          <table:table-cell table:number-columns-repeated="16368"/>
        </table:table-row>
        <table:table-row table:style-name="ro1">
          <table:table-cell table:number-columns-repeated="5" table:style-name="ce4"/>
          <table:table-cell table:style-name="ce4">
            <draw:frame draw:z-index="2" draw:id="id1" draw:style-name="a1" draw:name="Graphique 2" svg:x="0.15625in" svg:y="0.13542in" svg:width="5.00704in" svg:height="3.0422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7" table:style-name="ce4"/>
          <table:table-cell table:style-name="ce7"/>
          <table:table-cell table:style-name="ce4"/>
          <table:table-cell table:style-name="ce8"/>
          <table:table-cell table:number-columns-repeated="16368"/>
        </table:table-row>
        <table:table-row table:style-name="ro1">
          <table:table-cell table:style-name="ce4"/>
          <table:table-cell table:style-name="ce4">
            <draw:frame draw:z-index="1" draw:id="id0" draw:style-name="a0" draw:name="Graphique 1" svg:x="1.00521in" svg:y="0.08333in" svg:width="5.00591in" svg:height="3.0394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1" table:style-name="ce4"/>
          <table:table-cell table:style-name="ce7"/>
          <table:table-cell table:style-name="ce4"/>
          <table:table-cell table:style-name="ce8"/>
          <table:table-cell table:number-columns-repeated="16368"/>
        </table:table-row>
        <table:table-row table:number-rows-repeated="7" table:style-name="ro1">
          <table:table-cell table:number-columns-repeated="13" table:style-name="ce4"/>
          <table:table-cell table:style-name="ce7"/>
          <table:table-cell table:style-name="ce4"/>
          <table:table-cell table:style-name="ce8"/>
          <table:table-cell table:number-columns-repeated="16368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Feuille1.A1:Feuille1.G19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number:number-style style:name="N39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William Galand</dc:creator>
    <meta:creation-date>2020-05-09T16:31:08Z</meta:creation-date>
    <dc:date>2020-05-09T20:27:56Z</dc:date>
    <meta:editing-cycles>25</meta:editing-cycles>
    <meta:editing-duration>PT357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solid" svg:stroke-width="0.02083in" svg:stroke-color="#000000" svg:stroke-opacity="100%" svg:stroke-linecap="round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maximum="4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 style:data-style-name="N0">
      <style:chart-properties chart:symbol-type="named-symbol" chart:symbol-name="x" chart:symbol-width="0.06944in" chart:symbol-height="0.06944in" chart:connect-bars="false" chart:solid-type="cuboid" chart:link-data-style-to-source="true" chart:data-label-number="none" chart:data-label-text="false" chart:data-label-symbol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link-data-style-to-source="true" chart:data-label-number="none" chart:data-label-text="false" chart:data-label-symbol="false" chart:regression-type="linear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8.837874015748pt" svg:width="360.4256692913386pt" chart:style-name="Crt0">
        <chart:title chart:style-name="CT00">
          <text:p text:style-name="a0" text:class-names="" text:cond-style-name="">Correction de la distance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Distance réelle [cm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Distances détectée [cm]</text:p>
            </chart:title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data-point chart:repeated="11"/>
          </chart:series>
          <chart:series chart:label-cell-address="local-table.$E$1" chart:values-cell-range-address="local-table.$E$2:.$E$12" chart:class="chart:scatter" chart:attached-axis="primary-y" chart:style-name="G0S1">
            <chart:domain table:cell-range-address="local-table.$D$2:.$D$12"/>
            <chart:data-label chart:style-name="DL01"/>
            <chart:data-point chart:repeated="11"/>
          </chart:series>
          <chart:series chart:label-cell-address="local-table.$G$1" chart:values-cell-range-address="local-table.$G$2:.$G$12" chart:class="chart:scatter" chart:attached-axis="primary-y" chart:style-name="G0S2">
            <chart:domain table:cell-range-address="local-table.$F$2:.$F$12"/>
            <chart:regression-curve chart:style-name="T020">
              <chart:equation chart:automatic-content="true" chart:display-equation="false" chart:display-r-square="false" chart:style-name="TL020"/>
            </chart:regression-curve>
            <chart:data-label chart:style-name="DL0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sans correction</text:p>
              </table:table-cell>
              <table:table-cell/>
              <table:table-cell office:value-type="string">
                <text:p>avec correction</text:p>
              </table:table-cell>
              <table:table-cell/>
              <table:table-cell office:value-type="string">
                <text:p>idéal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4.5"/>
            <table:table-cell office:value-type="float" office:value="23.40296"/>
            <table:table-cell office:value-type="float" office:value="24.5"/>
            <table:table-cell office:value-type="float" office:value="21.930679786399999"/>
            <table:table-cell office:value-type="float" office:value="24.5"/>
            <table:table-cell office:value-type="float" office:value="24.5"/>
          </table:table-row>
          <table:table-row>
            <table:table-cell office:value-type="string">
              <text:p>2</text:p>
            </table:table-cell>
            <table:table-cell office:value-type="float" office:value="24"/>
            <table:table-cell office:value-type="float" office:value="22.849119999999999"/>
            <table:table-cell office:value-type="float" office:value="24"/>
            <table:table-cell office:value-type="float" office:value="21.441157225599998"/>
            <table:table-cell office:value-type="float" office:value="24"/>
            <table:table-cell office:value-type="float" office:value="24"/>
          </table:table-row>
          <table:table-row>
            <table:table-cell office:value-type="string">
              <text:p>3</text:p>
            </table:table-cell>
            <table:table-cell office:value-type="float" office:value="24"/>
            <table:table-cell office:value-type="float" office:value="22.707439999999998"/>
            <table:table-cell office:value-type="float" office:value="24"/>
            <table:table-cell office:value-type="float" office:value="21.315701002400001"/>
            <table:table-cell office:value-type="float" office:value="24"/>
            <table:table-cell office:value-type="float" office:value="24"/>
          </table:table-row>
          <table:table-row>
            <table:table-cell office:value-type="string">
              <text:p>4</text:p>
            </table:table-cell>
            <table:table-cell office:value-type="float" office:value="36.200000000000003"/>
            <table:table-cell office:value-type="float" office:value="44.062480000000001"/>
            <table:table-cell office:value-type="float" office:value="36.200000000000003"/>
            <table:table-cell office:value-type="float" office:value="39.170222845600001"/>
            <table:table-cell office:value-type="float" office:value="36.200000000000003"/>
            <table:table-cell office:value-type="float" office:value="36.200000000000003"/>
          </table:table-row>
          <table:table-row>
            <table:table-cell office:value-type="string">
              <text:p>5</text:p>
            </table:table-cell>
            <table:table-cell office:value-type="float" office:value="10"/>
            <table:table-cell office:value-type="float" office:value="14.386959999999998"/>
            <table:table-cell office:value-type="float" office:value="10"/>
            <table:table-cell office:value-type="float" office:value="13.784002506399998"/>
            <table:table-cell office:value-type="float" office:value="10"/>
            <table:table-cell office:value-type="float" office:value="10"/>
          </table:table-row>
          <table:table-row>
            <table:table-cell office:value-type="string">
              <text:p>6</text:p>
            </table:table-cell>
            <table:table-cell office:value-type="float" office:value="10"/>
            <table:table-cell office:value-type="float" office:value="11.15408"/>
            <table:table-cell office:value-type="float" office:value="10"/>
            <table:table-cell office:value-type="float" office:value="10.7706027296"/>
            <table:table-cell office:value-type="float" office:value="10"/>
            <table:table-cell office:value-type="float" office:value="10"/>
          </table:table-row>
          <table:table-row>
            <table:table-cell office:value-type="string">
              <text:p>7</text:p>
            </table:table-cell>
            <table:table-cell office:value-type="float" office:value="18"/>
            <table:table-cell office:value-type="float" office:value="17.645599999999998"/>
            <table:table-cell office:value-type="float" office:value="18"/>
            <table:table-cell office:value-type="float" office:value="16.772142799999997"/>
            <table:table-cell office:value-type="float" office:value="18"/>
            <table:table-cell office:value-type="float" office:value="18"/>
          </table:table-row>
          <table:table-row>
            <table:table-cell office:value-type="string">
              <text:p>8</text:p>
            </table:table-cell>
            <table:table-cell office:value-type="float" office:value="16"/>
            <table:table-cell office:value-type="float" office:value="15.55904"/>
            <table:table-cell office:value-type="float" office:value="16"/>
            <table:table-cell office:value-type="float" office:value="14.864484454399999"/>
            <table:table-cell office:value-type="float" office:value="16"/>
            <table:table-cell office:value-type="float" office:value="16"/>
          </table:table-row>
          <table:table-row>
            <table:table-cell office:value-type="string">
              <text:p>9</text:p>
            </table:table-cell>
            <table:table-cell office:value-type="float" office:value="26"/>
            <table:table-cell office:value-type="float" office:value="31.324159999999999"/>
            <table:table-cell office:value-type="float" office:value="26"/>
            <table:table-cell office:value-type="float" office:value="28.775626342399999"/>
            <table:table-cell office:value-type="float" office:value="26"/>
            <table:table-cell office:value-type="float" office:value="26"/>
          </table:table-row>
          <table:table-row>
            <table:table-cell office:value-type="string">
              <text:p>10</text:p>
            </table:table-cell>
            <table:table-cell office:value-type="float" office:value="24"/>
            <table:table-cell office:value-type="float" office:value="23.853760000000001"/>
            <table:table-cell office:value-type="float" office:value="24"/>
            <table:table-cell office:value-type="float" office:value="22.328073510399999"/>
            <table:table-cell office:value-type="float" office:value="24"/>
            <table:table-cell office:value-type="float" office:value="24"/>
          </table:table-row>
          <table:table-row>
            <table:table-cell office:value-type="string">
              <text:p>11</text:p>
            </table:table-cell>
            <table:table-cell office:value-type="float" office:value="24"/>
            <table:table-cell office:value-type="float" office:value="26.1464"/>
            <table:table-cell office:value-type="float" office:value="24"/>
            <table:table-cell office:value-type="float" office:value="24.334454480000002"/>
            <table:table-cell office:value-type="float" office:value="24"/>
            <table:table-cell office:value-type="float" office:value="2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9.0405511811024pt" svg:width="360.5067716535433pt" chart:style-name="Crt0">
        <chart:title chart:style-name="CT00">
          <text:p text:style-name="a0" text:class-names="" text:cond-style-name="">Correction de la distance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Distance calculée [unité de longueur du programme]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Facteur de correction</text:p>
            </chart:title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regression-curve chart:style-name="T000">
              <chart:equation chart:automatic-content="true" chart:display-equation="true" chart:display-r-square="false" svg:x="224.5925984251969pt" svg:y="35.35377952755906pt" chart:style-name="TL000"/>
            </chart:regression-curve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Rapport réel/calculé</text:p>
              </table:table-cell>
            </table:table-row>
          </table:table-header-rows>
          <table:table-row>
            <table:table-cell office:value-type="string">
              <text:p>1817</text:p>
            </table:table-cell>
            <table:table-cell office:value-type="float" office:value="1817"/>
            <table:table-cell office:value-type="float" office:value="1.0468761216529874"/>
          </table:table-row>
          <table:table-row>
            <table:table-cell office:value-type="string">
              <text:p>1774</text:p>
            </table:table-cell>
            <table:table-cell office:value-type="float" office:value="1774"/>
            <table:table-cell office:value-type="float" office:value="1.0503686794064717"/>
          </table:table-row>
          <table:table-row>
            <table:table-cell office:value-type="string">
              <text:p>1763</text:p>
            </table:table-cell>
            <table:table-cell office:value-type="float" office:value="1763"/>
            <table:table-cell office:value-type="float" office:value="1.0569223126869431"/>
          </table:table-row>
          <table:table-row>
            <table:table-cell office:value-type="string">
              <text:p>3421</text:p>
            </table:table-cell>
            <table:table-cell office:value-type="float" office:value="3421"/>
            <table:table-cell office:value-type="float" office:value="0.82156065659490796"/>
          </table:table-row>
          <table:table-row>
            <table:table-cell office:value-type="string">
              <text:p>1117</text:p>
            </table:table-cell>
            <table:table-cell office:value-type="float" office:value="1117"/>
            <table:table-cell office:value-type="float" office:value="0.69507387245116414"/>
          </table:table-row>
          <table:table-row>
            <table:table-cell office:value-type="string">
              <text:p>866</text:p>
            </table:table-cell>
            <table:table-cell office:value-type="float" office:value="866"/>
            <table:table-cell office:value-type="float" office:value="0.89653292786137451"/>
          </table:table-row>
          <table:table-row>
            <table:table-cell office:value-type="string">
              <text:p>1370</text:p>
            </table:table-cell>
            <table:table-cell office:value-type="float" office:value="1370"/>
            <table:table-cell office:value-type="float" office:value="1.0200843269710298"/>
          </table:table-row>
          <table:table-row>
            <table:table-cell office:value-type="string">
              <text:p>1208</text:p>
            </table:table-cell>
            <table:table-cell office:value-type="float" office:value="1208"/>
            <table:table-cell office:value-type="float" office:value="1.0283410801694706"/>
          </table:table-row>
          <table:table-row>
            <table:table-cell office:value-type="string">
              <text:p>2432</text:p>
            </table:table-cell>
            <table:table-cell office:value-type="float" office:value="2432"/>
            <table:table-cell office:value-type="float" office:value="0.83003023864007852"/>
          </table:table-row>
          <table:table-row>
            <table:table-cell office:value-type="string">
              <text:p>1852</text:p>
            </table:table-cell>
            <table:table-cell office:value-type="float" office:value="1852"/>
            <table:table-cell office:value-type="float" office:value="0.9419610165554636"/>
          </table:table-row>
          <table:table-row>
            <table:table-cell office:value-type="string">
              <text:p>2030</text:p>
            </table:table-cell>
            <table:table-cell office:value-type="float" office:value="2030"/>
            <table:table-cell office:value-type="float" office:value="1.006130689669050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